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US"/>
    </style:style>
    <style:style style:name="T3" style:parent-style-name="Policepardéfaut" style:family="text">
      <style:text-properties fo:color="#70AD47" fo:language="en" fo:country="US"/>
    </style:style>
    <style:style style:name="P4" style:parent-style-name="Normal" style:family="paragraph">
      <style:text-properties fo:color="#FFC000"/>
    </style:style>
    <style:style style:name="T5" style:parent-style-name="Policepardéfaut" style:family="text">
      <style:text-properties fo:color="#FFC000" fo:language="en" fo:country="US"/>
    </style:style>
    <style:style style:name="P6" style:parent-style-name="Normal" style:family="paragraph">
      <style:text-properties fo:color="#FFC000"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T11" style:parent-style-name="Policepardéfaut" style:family="text">
      <style:text-properties fo:background-color="#FFFF00" fo:language="en" fo:country="US"/>
    </style:style>
    <style:style style:name="T12" style:parent-style-name="Policepardéfaut" style:family="text">
      <style:text-properties fo:language="en" fo:country="US"/>
    </style:style>
    <style:style style:name="T13" style:parent-style-name="Policepardéfaut" style:family="text">
      <style:text-properties fo:background-color="#FFFF00" fo:language="en" fo:country="US"/>
    </style:style>
    <style:style style:name="T14" style:parent-style-name="Policepardéfaut" style:family="text">
      <style:text-properties fo:language="en" fo:country="US"/>
    </style:style>
    <style:style style:name="T15" style:parent-style-name="Policepardéfaut" style:family="text">
      <style:text-properties fo:background-color="#FFFF00" fo:language="en" fo:country="US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fo:background-color="#FFFF00" fo:language="en" fo:country="US"/>
    </style:style>
    <style:style style:name="T18" style:parent-style-name="Policepardéfaut" style:family="text">
      <style:text-properties fo:language="en" fo:country="US"/>
    </style:style>
    <style:style style:name="T19" style:parent-style-name="Policepardéfaut" style:family="text">
      <style:text-properties fo:background-color="#FFFF00" fo:language="en" fo:country="US"/>
    </style:style>
    <style:style style:name="T20" style:parent-style-name="Policepardéfaut" style:family="text">
      <style:text-properties fo:language="en" fo:country="US"/>
    </style:style>
    <style:style style:name="T21" style:parent-style-name="Policepardéfaut" style:family="text">
      <style:text-properties fo:background-color="#FFFF00" fo:language="en" fo:country="US"/>
    </style:style>
    <style:style style:name="T22" style:parent-style-name="Policepardéfaut" style:family="text">
      <style:text-properties fo:language="en" fo:country="US"/>
    </style:style>
    <style:style style:name="T23" style:parent-style-name="Policepardéfaut" style:family="text">
      <style:text-properties fo:background-color="#FFFF00" fo:language="en" fo:country="US"/>
    </style:style>
    <style:style style:name="T24" style:parent-style-name="Policepardéfaut" style:family="text">
      <style:text-properties fo:language="en" fo:country="US"/>
    </style:style>
    <style:style style:name="T25" style:parent-style-name="Policepardéfaut" style:family="text">
      <style:text-properties fo:background-color="#FFFF00" fo:language="en" fo:country="US"/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background-color="#FFFF00" fo:language="en" fo:country="US"/>
    </style:style>
    <style:style style:name="T28" style:parent-style-name="Policepardéfaut" style:family="text">
      <style:text-properties fo:language="en" fo:country="US"/>
    </style:style>
    <style:style style:name="T29" style:parent-style-name="Policepardéfaut" style:family="text">
      <style:text-properties fo:background-color="#FFFF00" fo:language="en" fo:country="US"/>
    </style:style>
    <style:style style:name="T30" style:parent-style-name="Policepardéfaut" style:family="text">
      <style:text-properties fo:language="en" fo:country="US"/>
    </style:style>
    <style:style style:name="T31" style:parent-style-name="Policepardéfaut" style:family="text">
      <style:text-properties fo:background-color="#FFFF00" fo:language="en" fo:country="US"/>
    </style:style>
    <style:style style:name="T32" style:parent-style-name="Policepardéfaut" style:family="text">
      <style:text-properties fo:language="en" fo:country="US"/>
    </style:style>
    <style:style style:name="T33" style:parent-style-name="Policepardéfaut" style:family="text">
      <style:text-properties fo:background-color="#FFFF00" fo:language="en" fo:country="US"/>
    </style:style>
    <style:style style:name="P34" style:parent-style-name="Normal" style:family="paragraph">
      <style:text-properties fo:background-color="#FFFF00" fo:language="en" fo:country="US"/>
    </style:style>
    <style:style style:name="P35" style:parent-style-name="Normal" style:family="paragraph">
      <style:text-properties fo:background-color="#FFFF00" fo:language="en" fo:country="US"/>
    </style:style>
    <style:style style:name="P36" style:parent-style-name="Normal" style:family="paragraph">
      <style:text-properties fo:background-color="#FFFF00" fo:language="en" fo:country="US"/>
    </style:style>
    <style:style style:name="T37" style:parent-style-name="Policepardéfaut" style:family="text">
      <style:text-properties fo:background-color="#FFFF00" fo:language="en" fo:country="US"/>
    </style:style>
  </office:automatic-styles>
  <office:body>
    <office:text text:use-soft-page-breaks="true">
      <text:p text:style-name="P1"><text:span text:style-name="T2">Left to Do :</text:span></text:p>
      <text:p text:style-name="Normal"><text:span text:style-name="T3">Ecran titre</text:span></text:p>
      <text:p text:style-name="P4">Fx : torche et lumière (salles 1 à 15 en v2), particules</text:p>
      <text:p text:style-name="Normal"><text:span text:style-name="T5">Carte et boussole</text:span></text:p>
      <text:p text:style-name="P6"/>
      <text:p text:style-name="P7">Art left to do</text:p>
      <text:p text:style-name="P8"/>
      <text:p text:style-name="P9">Tuto sprite for – movement – action – wheel selection – action jera</text:p>
      <text:p text:style-name="P10"/>
      <text:p text:style-name="Normal">casse pot</text:p>
      <text:p text:style-name="Normal">ouvre coffre</text:p>
      <text:p text:style-name="Normal">piedestal<text:s/></text:p>
      <text:p text:style-name="Normal">Sound:</text:p>
      <text:p text:style-name="Normal"><text:span text:style-name="T11">Attack</text:span><text:span text:style-name="T12"><text:s/>–<text:s/></text:span><text:span text:style-name="T13">take damage</text:span><text:span text:style-name="T14"><text:s/>–<text:s/></text:span><text:span text:style-name="T15">give damage</text:span><text:span text:style-name="T16"><text:s/>– walk –<text:s/></text:span><text:span text:style-name="T17">wave</text:span><text:span text:style-name="T18"><text:s/>–<text:s/></text:span><text:span text:style-name="T19">throw</text:span><text:span text:style-name="T20"><text:s/>–<text:s/></text:span><text:span text:style-name="T21">bloc explode</text:span><text:span text:style-name="T22"><text:s/>–<text:s/></text:span><text:span text:style-name="T23">enemy 1 die – enemy 2 die</text:span><text:span text:style-name="T24"><text:s/>– enemy 2 fire -<text:s/></text:span><text:span text:style-name="T25">boss get hit</text:span><text:span text:style-name="T26"><text:s/>–<text:s/></text:span><text:span text:style-name="T27">boss die</text:span><text:span text:style-name="T28"><text:s/>– key unlock –<text:s/></text:span><text:span text:style-name="T29">doors open</text:span><text:span text:style-name="T30"><text:s/>–<text:s/></text:span><text:span text:style-name="T31">take key</text:span><text:span text:style-name="T32"><text:s/>–<text:s/></text:span><text:span text:style-name="T33">take rune</text:span></text:p>
      <text:p text:style-name="P34"/>
      <text:p text:style-name="P35"/>
      <text:p text:style-name="P36"/>
      <text:p text:style-name="Normal"><text:span text:style-name="T37">22 ju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ien Le Mâl</meta:initial-creator>
    <dc:creator>Damien Le Mâl</dc:creator>
    <meta:creation-date>2020-04-22T15:56:00Z</meta:creation-date>
    <dc:date>2020-04-30T16:34:00Z</dc:date>
    <meta:template xlink:href="Normal.dotm" xlink:type="simple"/>
    <meta:editing-cycles>22</meta:editing-cycles>
    <meta:editing-duration>PT207960S</meta:editing-duration>
    <meta:document-statistic meta:page-count="1" meta:paragraph-count="1" meta:word-count="65" meta:character-count="427" meta:row-count="3" meta:non-whitespace-character-count="363"/>
  </office:meta>
</office:document-meta>
</file>